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f21" officeooo:paragraph-rsid="001ccf21"/>
    </style:style>
    <style:style style:name="P2" style:family="paragraph" style:parent-style-name="Standard">
      <style:text-properties officeooo:rsid="001d7ffe" officeooo:paragraph-rsid="001d7ffe"/>
    </style:style>
    <style:style style:name="T1" style:family="text">
      <style:text-properties officeooo:rsid="001d7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indústria alimentícia está intrinsecamente ligada agricultura. Com o avanço tecnológico causado pela industrialização no país, novas maneiras de se prover subsistência para a população começaram a surgir, seja na forma de ferramentas automatizadas ou em novas formas de cultivo.</text:p>
      <text:p text:style-name="P1">Historicamente, a humanidade evoluiu do trabalho completamente manual para algo que, se comparado a séculos atrás, parece inimaginável.</text:p>
      <text:p text:style-name="P1">A automação industrial, advinda da industrialização, nada mais busca que melhoria na produção, qualidade, sustentabilidade e eficiência. Isso independente da área onde é utilizada.</text:p>
      <text:p text:style-name="P1">Com a automatização de processos manuais e uma redução considerável da interferência humana, tanto a velocidade quanto a capacidade de receber e produzir matéria prima ou alimentos aumentou de forma drástica.</text:p>
      <text:p text:style-name="P1"/>
      <text:p text:style-name="P1">Além disso, o nível de segurança e a redução de acidentes de trabalho também é notável, graças a utilização de sensores, sistemas de monitoramento e procedimentos.</text:p>
      <text:p text:style-name="P1"/>
      <text:p text:style-name="P1"><text:span text:style-name="T1">Mesmo que a a</text:span>gricultura <text:span text:style-name="T1">seja a</text:span> “base” da indústria alimentícia, <text:span text:style-name="T1">fornecendo s</text:span>ustentabilidade de maneira global através da produção <text:span text:style-name="T1">de recursos </text:span>e geração de emprego, <text:span text:style-name="T1">ainda é importante ressaltar que a indústria trabalha conforme a demanda. Sendo assim, a logística e o transporte são necessários para garantir a qualidade do alimento. A mesma também é responsável por transformar a produção agrícola em algo próprio para consumo, usando da automação e tecnologia para garantir a preservação e distribuição do alimento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18:38:18.276000000</meta:creation-date>
    <meta:print-date>2025-05-30T19:10:24.929000000</meta:print-date>
    <meta:printed-by>Arquivos PDF</meta:printed-by>
    <dc:date>2025-05-30T19:11:33.108000000</dc:date>
    <meta:editing-duration>PT1M8S</meta:editing-duration>
    <meta:editing-cycles>1</meta:editing-cycles>
    <meta:document-statistic meta:table-count="0" meta:image-count="0" meta:object-count="0" meta:page-count="1" meta:paragraph-count="6" meta:word-count="217" meta:character-count="1482" meta:non-whitespace-character-count="1271"/>
    <meta:generator>LibreOffice/24.8.6.2$Windows_X86_64 LibreOffice_project/6d98ba145e9a8a39fc57bcc76981d1fb1316c60c</meta:generator>
  </office:meta>
</office:document-meta>
</file>